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2.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9.974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2.92cm" svg:height="1.124cm" svg:x="2.918cm" svg:y="3.345cm">
          <text:p text:style-name="P1"><text:span text:style-name="T1">IPv6</text:span><text:span text:style-name="T1">ヘッダ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2cm" svg:height="1.124cm" svg:x="5.818cm" svg:y="3.345cm">
          <text:p text:style-name="P1"><text:span text:style-name="T1">TCP</text:span><text:span text:style-name="T1">ヘッダ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74cm" svg:height="1.124cm" svg:x="8.718cm" svg:y="3.346cm">
          <text:p text:style-name="P1"><text:span text:style-name="T1">TCP</text:span><text:span text:style-name="T1">ストリーム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13cm" svg:y1="2.971cm" svg:x2="19.167cm" svg:y2="2.946cm">
          <text:p/>
        </draw:line>
        <draw:frame draw:style-name="gr4" draw:text-style-name="P3" draw:layer="layout" svg:width="5.755cm" svg:height="0.806cm" svg:x="9.359cm" svg:y="2.047cm">
          <draw:text-box>
            <text:p><text:span text:style-name="T1">IPv6</text:span><text:span text:style-name="T1">パケットのペイロード</text:span></text:p>
          </draw:text-box>
        </draw:frame>
        <draw:connector draw:style-name="gr5" draw:text-style-name="P4" draw:layer="layout" draw:line-skew="0.397cm" svg:x1="4.378cm" svg:y1="4.469cm" svg:x2="7.278cm" svg:y2="4.469cm" draw:start-shape="id1" draw:start-glue-point="2" draw:end-shape="id2" draw:end-glue-point="2" svg:d="M4378 4469v898h2900v-898" svg:viewBox="0 0 2901 899">
          <text:p/>
        </draw:connector>
        <draw:frame draw:style-name="gr4" draw:text-style-name="P3" draw:layer="layout" svg:width="5.307cm" svg:height="0.806cm" svg:x="3.06cm" svg:y="5.447cm">
          <draw:text-box>
            <text:p><text:span text:style-name="T1">ネクストヘッダ</text:span><text:span text:style-name="T1">=6(TC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2:48:50.783000000</meta:creation-date>
    <dc:date>2016-07-31T12:56:45.751000000</dc:date>
    <meta:editing-duration>PT7M57S</meta:editing-duration>
    <meta:editing-cycles>1</meta:editing-cycles>
    <meta:document-statistic meta:object-count="7"/>
    <meta:generator>LibreOffice/5.0.4.2$Windows_x86 LibreOffice_project/2b9802c1994aa0b7dc6079e128979269cf95bc78</meta:generator>
  </office:meta>
</office:document-meta>
</file>